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Bitstream Charter" officeooo:rsid="001ebce6" officeooo:paragraph-rsid="001ebce6"/>
    </style:style>
    <style:style style:name="P2" style:family="paragraph" style:parent-style-name="Standard">
      <style:text-properties style:font-name="Bitstream Charter" officeooo:rsid="001ebce6" officeooo:paragraph-rsid="001ebce6"/>
    </style:style>
    <style:style style:name="P3" style:family="paragraph" style:parent-style-name="Standard" style:list-style-name="L1">
      <style:text-properties style:font-name="Bitstream Charter" officeooo:rsid="00208eb0" officeooo:paragraph-rsid="00208eb0"/>
    </style:style>
    <style:style style:name="T1" style:family="text">
      <style:text-properties officeooo:rsid="001eec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5960736539996005" text:style-name="L1">
        <text:list-item>
          <text:p text:style-name="P1">Find paper: global alignments</text:p>
        </text:list-item>
        <text:list-item>
          <text:p text:style-name="P1">Find paper: triangle phenotype</text:p>
        </text:list-item>
        <text:list-item>
          <text:p text:style-name="P1">Sort out complexity (logarithms?). This also goes for Figure 2</text:p>
        </text:list-item>
        <text:list-item>
          <text:p text:style-name="P1">Discuss: why is quadratic complexity represented by a line in the log plot Figure 2?</text:p>
        </text:list-item>
        <text:list-item>
          <text:p text:style-name="P1">Discuss: If Figure 2 C-D made with sequences of length 5000, its data does not correspond to what is in A-B.</text:p>
        </text:list-item>
        <text:list-item>
          <text:p text:style-name="P1">Change: Many of the data in Figure 3 B,C,D lie outside of the domain of A.</text:p>
        </text:list-item>
        <text:list-item>
          <text:p text:style-name="P1">Change: Figure 3 says corssover</text:p>
        </text:list-item>
        <text:list-item>
          <text:p text:style-name="P1">Change: mention Figure 3 A crossover probability</text:p>
        </text:list-item>
        <text:list-item>
          <text:p text:style-name="P1">Change: why does Figure 3 not have the Hirschberg algorithm? Yes we have established that the heuristic performs similarly.</text:p>
        </text:list-item>
        <text:list-item>
          <text:p text:style-name="P1">Discuss: I wrote that the Hirschberg algorithm is not in Figure 3 because all datapoints overlap with the heuristic. Is that true? Maybe we should replace “heuristic” then with the more general “alignment”.</text:p>
        </text:list-item>
        <text:list-item>
          <text:p text:style-name="P1">Change: I do think it's better to do a `real' experiment where the fitness cost evaluation is longer, even if it is just artificially with a command that calculates some prime. In any case it should be mentioned how much the fitness evaluation then actually is (e.g. by saying which prime was calculated, or something).</text:p>
        </text:list-item>
        <text:list-item>
          <text:p text:style-name="P1">Discuss: We do compare the methods by how well they retain recombination, it would be nice to also have a measure of how well they exchange non-homologous features. Future work</text:p>
        </text:list-item>
        <text:list-item>
          <text:p text:style-name="P1">Discuss: <text:span text:style-name="T1">Did I describe data collection for Figure 1 corectly?</text:span></text:p>
        </text:list-item>
      </text:list>
      <text:p text:style-name="P2"/>
      <text:p text:style-name="P2"/>
      <text:list xml:id="list170415957307244" text:continue-numbering="true" text:style-name="L1">
        <text:list-item>
          <text:p text:style-name="P3">Henrik asked if we can pick a parent twice. Maybe do include it? I don't remember if we repick both or just 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an Merlevede</meta:initial-creator>
    <meta:creation-date>2016-04-05T18:53:16.481401141</meta:creation-date>
    <dc:date>2016-04-07T17:04:15.812399167</dc:date>
    <dc:creator>Adriaan Merlevede</dc:creator>
    <meta:editing-duration>PT6M46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1" meta:paragraph-count="14" meta:word-count="266" meta:character-count="1478" meta:non-whitespace-character-count="1240"/>
  </office:meta>
</office:document-meta>
</file>